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deObjectParse.TradeObject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deObjectParse.init( Codec code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adeObjectParse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